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59pt"/>
    </style:style>
    <style:style style:name="co5" style:family="table-column">
      <style:table-column-properties fo:break-before="auto" style:column-width="51.39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5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25">
      <style:table-cell-properties fo:border="none"/>
    </style:style>
    <style:style style:name="ce9" style:family="table-cell" style:parent-style-name="Default">
      <style:table-cell-properties fo:background-color="#cccccc" fo:border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25"/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999999"/>
    </style:style>
    <style:style style:name="ce3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999999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8" style:family="table-cell" style:parent-style-name="Default" style:data-style-name="N124"/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81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9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40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style:text-position="sub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font-size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style:font-name="Liberation Sans"/>
    </style:style>
    <style:style style:name="T4" style:family="text">
      <style:text-properties style:language-asian="zh" style:country-asian="CN" style:text-overline-style="none" style:text-overline-color="font-color" style:text-emphasize="none" style:font-style-asian="normal" style:font-weight-asian="normal" style:font-size-asian="10pt" style:font-name-asian="WenQuanYi Micro Hei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 style:font-name="Liberation Sans"/>
    </style:style>
  </office:automatic-styles>
  <office:body>
    <office:spreadsheet>
      <table:calculation-settings table:automatic-find-labels="false"/>
      <table:table table:name="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formula="of:=ROUND(RAND() * 20 - 10) / 10" office:value-type="float" office:value="-0.4" calcext:value-type="float">
            <text:p>-0.4</text:p>
          </table:table-cell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4" table:number-rows-spanned="1">
            <text:p>FOR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57"/>
          <table:table-cell table:style-name="ce5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5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27" table:number-matrix-columns-spanned="1" table:number-matrix-rows-spanned="2" table:formula="of:=MMULT([.D5:.E6];[.A5:.A6])+MMULT([.G5:.I6];[.B5:.B7])+[.K5:.K6]" office:value-type="float" office:value="-0.8" calcext:value-type="float">
            <text:p>-0.800000</text:p>
          </table:table-cell>
          <table:table-cell table:style-name="ce27" table:number-matrix-columns-spanned="1" table:number-matrix-rows-spanned="2" table:formula="of:=TANH([.M5:.M6])" office:value-type="float" office:value="-0.664036770267849" calcext:value-type="float">
            <text:p>-0.664037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7" office:value-type="float" office:value="-0.02" calcext:value-type="float">
            <text:p>-0.020000</text:p>
          </table:table-cell>
          <table:table-cell table:style-name="ce7" office:value-type="float" office:value="-0.0199973337599309" calcext:value-type="float">
            <text:p>-0.019997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4" table:number-rows-spanned="1">
            <text:p>BACKWARD</text:p>
          </table:table-cell>
          <table:covered-table-cell table:number-columns-repeated="13" table:style-name="ce9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∇</text:span>W<text:span text:style-name="T1">1</text:span></text:p>
          </table:table-cell>
          <table:covered-table-cell table:style-name="ce57"/>
          <table:table-cell table:style-name="ce57"/>
          <table:table-cell table:style-name="ce3" office:value-type="string" calcext:value-type="string" table:number-columns-spanned="3" table:number-rows-spanned="1">
            <text:p><text:span text:style-name="T2">∇</text:span>W<text:span text:style-name="T1">2</text:span></text:p>
          </table:table-cell>
          <table:covered-table-cell table:style-name="ce57"/>
          <table:covered-table-cell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6" table:number-matrix-columns-spanned="1" table:number-matrix-rows-spanned="2" table:formula="of:=MMULT(TRANSPOSE([.D5:.E6]); [.M12:.M13])" office:value-type="float" office:value="0.0957709446002963" calcext:value-type="float">
            <text:p>0.095771</text:p>
          </table:table-cell>
          <table:table-cell table:style-name="ce6" table:number-matrix-columns-spanned="1" table:number-matrix-rows-spanned="3" table:formula="of:=MMULT(TRANSPOSE([.G5:.I6]); [.M12:.M13])" office:value-type="float" office:value="-0.17231601434329" calcext:value-type="float">
            <text:p>-0.172316</text:p>
          </table:table-cell>
          <table:table-cell table:style-name="ce8"/>
          <table:table-cell table:style-name="ce14" table:number-matrix-columns-spanned="2" table:number-matrix-rows-spanned="2" table:formula="of:=MMULT([.M12:.M13];TRANSPOSE([.A5:.A6]))" office:value-type="float" office:value="0.341710963804555" calcext:value-type="float">
            <text:p>0.341711</text:p>
          </table:table-cell>
          <table:table-cell table:style-name="ce20" office:value-type="float" office:value="0.384424834280125" calcext:value-type="float">
            <text:p>0.384425</text:p>
          </table:table-cell>
          <table:table-cell table:style-name="ce16"/>
          <table:table-cell table:style-name="ce22" table:number-matrix-columns-spanned="3" table:number-matrix-rows-spanned="2" table:formula="of:=MMULT([.M12:.M13];TRANSPOSE([.B5:.B7]))" office:value-type="float" office:value="-0.213569352377847" calcext:value-type="float">
            <text:p>-0.213569</text:p>
          </table:table-cell>
          <table:table-cell table:style-name="ce25" office:value-type="float" office:value="0.0854277409511388" calcext:value-type="float">
            <text:p>0.085428</text:p>
          </table:table-cell>
          <table:table-cell table:style-name="ce20" office:value-type="float" office:value="-0.256283222853417" calcext:value-type="float">
            <text:p>-0.256283</text:p>
          </table:table-cell>
          <table:table-cell table:style-name="ce16"/>
          <table:table-cell table:style-name="ce27" table:number-matrix-columns-spanned="1" table:number-matrix-rows-spanned="2" table:formula="of:=[.M12:.M13]" office:value-type="float" office:value="-0.427138704755694" calcext:value-type="float">
            <text:p>-0.427139</text:p>
          </table:table-cell>
          <table:table-cell/>
          <table:table-cell table:style-name="ce27" table:number-matrix-columns-spanned="1" table:number-matrix-rows-spanned="2" table:formula="of:=([.N5:.N6]-[.N12:.N13])*[.M16:.M17]" office:value-type="float" office:value="-0.427138704755694" calcext:value-type="float">
            <text:p>-0.427139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537634450328184" calcext:value-type="float">
            <text:p>-0.537634</text:p>
          </table:table-cell>
          <table:table-cell table:style-name="ce11" office:value-type="float" office:value="-0.297536560887974" calcext:value-type="float">
            <text:p>-0.297537</text:p>
          </table:table-cell>
          <table:table-cell table:style-name="ce8"/>
          <table:table-cell table:style-name="ce15" office:value-type="float" office:value="-0.223912556027005" calcext:value-type="float">
            <text:p>-0.223913</text:p>
          </table:table-cell>
          <table:table-cell table:style-name="ce21" office:value-type="float" office:value="-0.25190162553038" calcext:value-type="float">
            <text:p>-0.251902</text:p>
          </table:table-cell>
          <table:table-cell table:style-name="ce16"/>
          <table:table-cell table:style-name="ce15" office:value-type="float" office:value="0.139945347516878" calcext:value-type="float">
            <text:p>0.139945</text:p>
          </table:table-cell>
          <table:table-cell table:style-name="ce26" office:value-type="float" office:value="-0.0559781390067512" calcext:value-type="float">
            <text:p>-0.055978</text:p>
          </table:table-cell>
          <table:table-cell table:style-name="ce21" office:value-type="float" office:value="0.167934417020253" calcext:value-type="float">
            <text:p>0.167934</text:p>
          </table:table-cell>
          <table:table-cell table:style-name="ce16"/>
          <table:table-cell table:style-name="ce7" office:value-type="float" office:value="0.279890695033756" calcext:value-type="float">
            <text:p>0.279891</text:p>
          </table:table-cell>
          <table:table-cell/>
          <table:table-cell table:style-name="ce7" office:value-type="float" office:value="0.279890695033756" calcext:value-type="float">
            <text:p>0.279891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468392042790252" calcext:value-type="float">
            <text:p>0.46839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 table:number-columns-repeated="3"/>
        </table:table-row>
        <table:table-row table:style-name="ro1">
          <table:table-cell table:number-columns-repeated="12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2"/>
          <table:table-cell table:style-name="ce29" table:number-matrix-columns-spanned="1" table:number-matrix-rows-spanned="2" table:formula="of:=1-[.N5:.N6]^2" office:value-type="float" office:value="0.559055167732244" calcext:value-type="float">
            <text:p>0.559055</text:p>
          </table:table-cell>
          <table:table-cell/>
        </table:table-row>
        <table:table-row table:style-name="ro1">
          <table:table-cell table:number-columns-repeated="12"/>
          <table:table-cell table:style-name="ce30" office:value-type="float" office:value="0.999600106642494" calcext:value-type="float">
            <text:p>0.99960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</table:table>
      <table:table table:name="Bi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formula="of:=ROUND(RAND() * 20 - 10) / 10" office:value-type="float" office:value="-0.4" calcext:value-type="float">
            <text:p>-0.4</text:p>
          </table:table-cell>
          <table:table-cell table:number-columns-repeated="6"/>
          <table:table-cell table:style-name="ce3" table:number-columns-repeated="3"/>
          <table:table-cell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11"/>
          <table:table-cell table:style-name="ce3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0" table:number-rows-spanned="1">
            <text:p>FOR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4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57"/>
          <table:table-cell table:style-name="ce5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5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/text:p>
          </table:table-cell>
          <table:covered-table-cell table:style-name="ce57"/>
          <table:covered-table-cell table:style-name="ce3"/>
          <table:covered-table-cell/>
          <table:table-cell/>
          <table:table-cell table:style-name="ce3" office:value-type="string" calcext:value-type="string">
            <text:p>W<text:span text:style-name="T3">·</text:span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2" office:value-type="float" office:value="-0.4" calcext:value-type="float">
            <text:p>-0.4</text:p>
          </table:table-cell>
          <table:table-cell table:style-name="ce18" office:value-type="float" office:value="0.2" calcext:value-type="float">
            <text:p>0.2</text:p>
          </table:table-cell>
          <table:table-cell table:style-name="ce12" office:value-type="float" office:value="-0.2" calcext:value-type="float">
            <text:p>-0.2</text:p>
          </table:table-cell>
          <table:table-cell table:style-name="ce18" office:value-type="float" office:value="0.9" calcext:value-type="float">
            <text:p>0.9</text:p>
          </table:table-cell>
          <table:table-cell/>
          <table:table-cell table:style-name="ce27" table:number-matrix-columns-spanned="1" table:number-matrix-rows-spanned="1" table:formula="of:=MMULT(TRANSPOSE(MMULT([.M5:.N7]; [.$A$5:.$A$6]));[.$B$5:.$B$7])" office:value-type="float" office:value="-0.096" calcext:value-type="float">
            <text:p>-0.096000</text:p>
          </table:table-cell>
          <table:table-cell table:style-name="ce27" table:number-matrix-columns-spanned="1" table:number-matrix-rows-spanned="2" table:formula="of:=MMULT([.D5:.E6];[.A5:.A6])+MMULT([.G5:.I6];[.B5:.B7])+[.K5:.K6]+[.R5:.R6]" office:value-type="float" office:value="-0.896" calcext:value-type="float">
            <text:p>-0.896000</text:p>
          </table:table-cell>
          <table:table-cell table:style-name="ce27" table:number-matrix-columns-spanned="1" table:number-matrix-rows-spanned="2" table:formula="of:=TANH([.S5:.S6])" office:value-type="float" office:value="-0.714344614720827" calcext:value-type="float">
            <text:p>-0.714345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0.4" calcext:value-type="float">
            <text:p>0.4</text:p>
          </table:table-cell>
          <table:table-cell table:style-name="ce31" office:value-type="float" office:value="0.5" calcext:value-type="float">
            <text:p>0.5</text:p>
          </table:table-cell>
          <table:table-cell table:style-name="ce33" office:value-type="float" office:value="-0" calcext:value-type="float">
            <text:p>0</text:p>
          </table:table-cell>
          <table:table-cell/>
          <table:table-cell table:style-name="ce7" table:number-matrix-columns-spanned="1" table:number-matrix-rows-spanned="1" table:formula="of:=MMULT(TRANSPOSE(MMULT([.O5:.P7]; [.$A$5:.$A$6]));[.$B$5:.$B$7])" office:value-type="float" office:value="-0.143" calcext:value-type="float">
            <text:p>-0.143000</text:p>
          </table:table-cell>
          <table:table-cell table:style-name="ce7" office:value-type="float" office:value="-0.163" calcext:value-type="float">
            <text:p>-0.163000</text:p>
          </table:table-cell>
          <table:table-cell table:style-name="ce7" office:value-type="float" office:value="-0.161571596251981" calcext:value-type="float">
            <text:p>-0.161572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13" office:value-type="float" office:value="-0.1" calcext:value-type="float">
            <text:p>-0.1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0" table:number-rows-spanned="1">
            <text:p>BACK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3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∇</text:span>W<text:span text:style-name="T1">1</text:span></text:p>
          </table:table-cell>
          <table:covered-table-cell table:style-name="ce57"/>
          <table:table-cell table:style-name="ce57"/>
          <table:table-cell table:style-name="ce3" office:value-type="string" calcext:value-type="string" table:number-columns-spanned="3" table:number-rows-spanned="1">
            <text:p><text:span text:style-name="T2">∇</text:span>W<text:span text:style-name="T1">2</text:span></text:p>
          </table:table-cell>
          <table:covered-table-cell table:style-name="ce57"/>
          <table:covered-table-cell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style-name="ce57"/>
          <table:covered-table-cell table:style-name="ce3"/>
          <table:covered-table-cell/>
          <table:table-cell table:number-columns-repeated="2"/>
          <table:table-cell table:style-name="ce3" office:value-type="string" calcext:value-type="string">
            <text:p><text:span text:style-name="T2">∇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27" table:number-matrix-columns-spanned="1" table:number-matrix-rows-spanned="2" table:formula="of:=MMULT(TRANSPOSE([.D5:.E6]); [.S12:.S13])+MMULT(TRANSPOSE([.M5:.N7]);[.S12]*[.B5:.B7])+MMULT(TRANSPOSE([.O5:.P7]);[.S13]*[.B5:.B7])" office:value-type="float" office:value="0.0488722772565841" calcext:value-type="float">
            <text:p>0.048872</text:p>
          </table:table-cell>
          <table:table-cell table:style-name="ce6" table:number-matrix-columns-spanned="1" table:number-matrix-rows-spanned="3" table:formula="of:=MMULT(TRANSPOSE([.G5:.I6]); [.S12:.S13])+[.S12]*MMULT([.M5:.N7];[.A5:.A6])+[.S13]*MMULT([.O5:.P7];[.A5:.A6])" office:value-type="float" office:value="-0.342292803575575" calcext:value-type="float">
            <text:p>-0.342293</text:p>
          </table:table-cell>
          <table:table-cell table:style-name="ce8"/>
          <table:table-cell table:style-name="ce14" table:number-matrix-columns-spanned="2" table:number-matrix-rows-spanned="2" table:formula="of:=MMULT([.S12:.S13];TRANSPOSE([.A5:.A6]))" office:value-type="float" office:value="0.319035315056598" calcext:value-type="float">
            <text:p>0.319035</text:p>
          </table:table-cell>
          <table:table-cell table:style-name="ce20" office:value-type="float" office:value="0.358914729438672" calcext:value-type="float">
            <text:p>0.358915</text:p>
          </table:table-cell>
          <table:table-cell table:style-name="ce16"/>
          <table:table-cell table:style-name="ce22" table:number-matrix-columns-spanned="3" table:number-matrix-rows-spanned="2" table:formula="of:=MMULT([.S12:.S13];TRANSPOSE([.B5:.B7]))" office:value-type="float" office:value="-0.199397071910374" calcext:value-type="float">
            <text:p>-0.199397</text:p>
          </table:table-cell>
          <table:table-cell table:style-name="ce25" office:value-type="float" office:value="0.0797588287641494" calcext:value-type="float">
            <text:p>0.079759</text:p>
          </table:table-cell>
          <table:table-cell table:style-name="ce20" office:value-type="float" office:value="-0.239276486292448" calcext:value-type="float">
            <text:p>-0.239276</text:p>
          </table:table-cell>
          <table:table-cell table:style-name="ce16"/>
          <table:table-cell table:style-name="ce27" table:number-matrix-columns-spanned="1" table:number-matrix-rows-spanned="2" table:formula="of:=[.S12:.S13]" office:value-type="float" office:value="-0.398794143820747" calcext:value-type="float">
            <text:p>-0.398794</text:p>
          </table:table-cell>
          <table:table-cell/>
          <table:table-cell table:style-name="ce14" table:number-matrix-columns-spanned="2" table:number-matrix-rows-spanned="3" table:formula="of:=MMULT([.S12]*[.$B$5:.$B$7];TRANSPOSE([.$A$5:.$A$6]))" office:value-type="float" office:value="0.159517657528299" calcext:value-type="float">
            <text:p>0.159518</text:p>
          </table:table-cell>
          <table:table-cell table:style-name="ce20" office:value-type="float" office:value="0.179457364719336" calcext:value-type="float">
            <text:p>0.179457</text:p>
          </table:table-cell>
          <table:table-cell table:style-name="ce14" table:number-matrix-columns-spanned="2" table:number-matrix-rows-spanned="3" table:formula="of:==MMULT([.S13]*[.$B$5:.$B$7];TRANSPOSE([.$A$5:.$A$6]))" office:value-type="float" office:value="-0.0539258710265399" calcext:value-type="float">
            <text:p>-0.053926</text:p>
          </table:table-cell>
          <table:table-cell table:style-name="ce20" office:value-type="float" office:value="-0.0606666049048574" calcext:value-type="float">
            <text:p>-0.060667</text:p>
          </table:table-cell>
          <table:table-cell table:number-columns-repeated="2"/>
          <table:table-cell table:style-name="ce27" table:number-matrix-columns-spanned="1" table:number-matrix-rows-spanned="2" table:formula="of:=([.T5:.T6]-[.T12:.T13])*[.S16:.S17]" office:value-type="float" office:value="-0.398794143820747" calcext:value-type="float">
            <text:p>-0.398794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488441991124805" calcext:value-type="float">
            <text:p>-0.488442</text:p>
          </table:table-cell>
          <table:table-cell table:style-name="ce11" office:value-type="float" office:value="-0.0863943914200299" calcext:value-type="float">
            <text:p>-0.086394</text:p>
          </table:table-cell>
          <table:table-cell table:style-name="ce8"/>
          <table:table-cell table:style-name="ce15" office:value-type="float" office:value="-0.10785174205308" calcext:value-type="float">
            <text:p>-0.107852</text:p>
          </table:table-cell>
          <table:table-cell table:style-name="ce21" office:value-type="float" office:value="-0.121333209809715" calcext:value-type="float">
            <text:p>-0.121333</text:p>
          </table:table-cell>
          <table:table-cell table:style-name="ce16"/>
          <table:table-cell table:style-name="ce15" office:value-type="float" office:value="0.0674073387831749" calcext:value-type="float">
            <text:p>0.067407</text:p>
          </table:table-cell>
          <table:table-cell table:style-name="ce26" office:value-type="float" office:value="-0.02696293551327" calcext:value-type="float">
            <text:p>-0.026963</text:p>
          </table:table-cell>
          <table:table-cell table:style-name="ce21" office:value-type="float" office:value="0.0808888065398099" calcext:value-type="float">
            <text:p>0.080889</text:p>
          </table:table-cell>
          <table:table-cell table:style-name="ce16"/>
          <table:table-cell table:style-name="ce7" office:value-type="float" office:value="0.13481467756635" calcext:value-type="float">
            <text:p>0.134815</text:p>
          </table:table-cell>
          <table:table-cell/>
          <table:table-cell table:style-name="ce32" office:value-type="float" office:value="-0.0638070630113195" calcext:value-type="float">
            <text:p>-0.063807</text:p>
          </table:table-cell>
          <table:table-cell table:style-name="ce34" office:value-type="float" office:value="-0.0717829458877345" calcext:value-type="float">
            <text:p>-0.071783</text:p>
          </table:table-cell>
          <table:table-cell table:style-name="ce32" office:value-type="float" office:value="0.021570348410616" calcext:value-type="float">
            <text:p>0.021570</text:p>
          </table:table-cell>
          <table:table-cell table:style-name="ce34" office:value-type="float" office:value="0.024266641961943" calcext:value-type="float">
            <text:p>0.024267</text:p>
          </table:table-cell>
          <table:table-cell table:number-columns-repeated="2"/>
          <table:table-cell table:style-name="ce7" office:value-type="float" office:value="0.13481467756635" calcext:value-type="float">
            <text:p>0.134815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601734992614193" calcext:value-type="float">
            <text:p>0.60173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/>
          <table:table-cell table:style-name="ce15" office:value-type="float" office:value="0.191421189033959" calcext:value-type="float">
            <text:p>0.191421</text:p>
          </table:table-cell>
          <table:table-cell table:style-name="ce21" office:value-type="float" office:value="0.215348837663203" calcext:value-type="float">
            <text:p>0.215349</text:p>
          </table:table-cell>
          <table:table-cell table:style-name="ce15" office:value-type="float" office:value="-0.0647110452318479" calcext:value-type="float">
            <text:p>-0.064711</text:p>
          </table:table-cell>
          <table:table-cell table:style-name="ce21" office:value-type="float" office:value="-0.0727999258858289" calcext:value-type="float">
            <text:p>-0.072800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8"/>
          <table:table-cell table:style-name="ce29" table:number-matrix-columns-spanned="1" table:number-matrix-rows-spanned="2" table:formula="of:=1-[.T5:.T6]^2" office:value-type="float" office:value="0.489711771419354" calcext:value-type="float">
            <text:p>0.489712</text:p>
          </table:table-cell>
          <table:table-cell/>
        </table:table-row>
        <table:table-row table:style-name="ro1">
          <table:table-cell table:number-columns-repeated="18"/>
          <table:table-cell table:style-name="ce30" office:value-type="float" office:value="0.973894619284587" calcext:value-type="float">
            <text:p>0.9738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</table:table>
      <table:table table:name="Concat" table:style-name="ta1">
        <table:table-column table:style-name="co4" table:number-columns-repeated="4" table:default-cell-style-name="Default"/>
        <table:table-column table:style-name="co4" table:default-cell-style-name="ce10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FORWARD</text:p>
          </table:table-cell>
          <table:covered-table-cell table:number-columns-repeated="4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/>
          <table:table-cell table:style-name="ce4" table:number-matrix-columns-spanned="1" table:number-matrix-rows-spanned="4" table:formula="of:=[.A5:.A8]" office:value-type="float" office:value="-0.9" calcext:value-type="float">
            <text:p>-0.9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1" table:number-columns-repeated="2"/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2" table:formula="of:=[.B5:.B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3" table:formula="of:=[.C5:.C7]"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table:style-name="ce5"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BACKWARD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/>
          <table:table-cell table:style-name="ce3" office:value-type="string" calcext:value-type="string">
            <text:p><text:span text:style-name="T2">∇</text:span>O</text:p>
          </table:table-cell>
        </table:table-row>
        <table:table-row table:style-name="ro1">
          <table:table-cell table:style-name="ce37" table:number-matrix-columns-spanned="1" table:number-matrix-rows-spanned="4" table:formula="of:=[.E17:.E20]" office:value-type="float" office:value="-1" calcext:value-type="float">
            <text:p>-1</text:p>
          </table:table-cell>
          <table:table-cell table:style-name="ce37" table:number-matrix-columns-spanned="1" table:number-matrix-rows-spanned="2" table:formula="of:=[.E21:.E22]" office:value-type="float" office:value="-0" calcext:value-type="float">
            <text:p>0</text:p>
          </table:table-cell>
          <table:table-cell table:style-name="ce37" table:number-matrix-columns-spanned="1" table:number-matrix-rows-spanned="3" table:formula="of:=[.E23:.E25]" office:value-type="float" office:value="0.2" calcext:value-type="float">
            <text:p>0.2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5" office:value-type="float" office:value="-0.7" calcext:value-type="float">
            <text:p>-0.7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float" office:value="-0.2" calcext:value-type="float">
            <text:p>-0.2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"/>
          <table:table-cell table:style-name="ce5" office:value-type="float" office:value="-0.7" calcext:value-type="float">
            <text:p>-0.7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5" office:value-type="float" office:value="0.2" calcext:value-type="float">
            <text:p>0.2</text:p>
          </table:table-cell>
          <table:table-cell table:number-columns-repeated="3"/>
          <table:table-cell table:formula="of:=ROUND(RAND() * 20 - 10) / 10"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office:value-type="float" office:value="-0.1" calcext:value-type="float">
            <text:p>-0.1</text:p>
          </table:table-cell>
        </table:table-row>
        <table:table-row table:style-name="ro1">
          <table:table-cell table:number-columns-repeated="4"/>
          <table:table-cell table:style-name="ce5" office:value-type="float" office:value="-0.7" calcext:value-type="float">
            <text:p>-0.7</text:p>
          </table:table-cell>
        </table:table-row>
      </table:table>
      <table:table table:name="Concat_FF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0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9" table:number-rows-spanned="1">
            <text:p>FORWARD</text:p>
          </table:table-cell>
          <table:covered-table-cell table:number-columns-repeated="4" table:style-name="ce9"/>
          <table:covered-table-cell table:number-columns-repeated="14"/>
          <table:table-cell/>
        </table:table-row>
        <table:table-row table:style-name="ro3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/>
          <table:table-cell table:style-name="ce35" office:value-type="string" calcext:value-type="string">
            <text:p>C</text:p>
          </table:table-cell>
          <table:table-cell/>
          <table:table-cell table:style-name="ce79" office:value-type="string" calcext:value-type="string" table:number-columns-spanned="9" table:number-rows-spanned="1">
            <text:p>W</text:p>
          </table:table-cell>
          <table:covered-table-cell table:number-columns-repeated="8"/>
          <table:table-cell/>
          <table:table-cell table:style-name="ce35" office:value-type="string" calcext:value-type="string">
            <text:p>B</text:p>
          </table:table-cell>
          <table:table-cell/>
          <table:table-cell table:style-name="ce35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/>
          <table:table-cell table:style-name="ce4" table:number-matrix-columns-spanned="1" table:number-matrix-rows-spanned="4" table:formula="of:=[.A5:.A8]" office:value-type="float" office:value="-0.9" calcext:value-type="float">
            <text:p>-0.9</text:p>
          </table:table-cell>
          <table:table-cell/>
          <table:table-cell table:style-name="ce12" office:value-type="float" office:value="-0.1" calcext:value-type="float">
            <text:p>-0.1</text:p>
          </table:table-cell>
          <table:table-cell table:style-name="ce23" office:value-type="float" office:value="-0.3" calcext:value-type="float">
            <text:p>-0.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-0.2" calcext:value-type="float">
            <text:p>-0.2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-0.7" calcext:value-type="float">
            <text:p>-0.7</text:p>
          </table:table-cell>
          <table:table-cell/>
          <table:table-cell table:style-name="ce80" table:number-matrix-columns-spanned="1" table:number-matrix-rows-spanned="3" table:formula="of:=MMULT([.G5:.O7];[.E5:.E13])+[.Q5:.Q7]" office:value-type="float" office:value="-1.08" calcext:value-type="float">
            <text:p>-1.08</text:p>
          </table:table-cell>
          <table:table-cell table:style-name="ce27" table:number-matrix-columns-spanned="1" table:number-matrix-rows-spanned="3" table:formula="of:=TANH([.S5:.S7])" office:value-type="float" office:value="-0.793199097083501" calcext:value-type="float">
            <text:p>-0.793199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style-name="ce31" office:value-type="float" office:value="0.6" calcext:value-type="float">
            <text:p>0.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3" calcext:value-type="float">
            <text:p>-0.3</text:p>
          </table:table-cell>
          <table:table-cell table:style-name="ce33" office:value-type="float" office:value="-0.5" calcext:value-type="float">
            <text:p>-0.5</text:p>
          </table:table-cell>
          <table:table-cell/>
          <table:table-cell table:style-name="ce10" office:value-type="float" office:value="-0.8" calcext:value-type="float">
            <text:p>-0.8</text:p>
          </table:table-cell>
          <table:table-cell/>
          <table:table-cell table:style-name="ce81" office:value-type="float" office:value="-1.81" calcext:value-type="float">
            <text:p>-1.81</text:p>
          </table:table-cell>
          <table:table-cell table:style-name="ce11" office:value-type="float" office:value="-0.947831849707234" calcext:value-type="float">
            <text:p>-0.947832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style-name="ce13" office:value-type="float" office:value="0.7" calcext:value-type="float">
            <text:p>0.7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-0" calcext:value-type="float">
            <text:p>0</text:p>
          </table:table-cell>
          <table:table-cell table:style-name="ce24" office:value-type="float" office:value="-0.1" calcext:value-type="float">
            <text:p>-0.1</text:p>
          </table:table-cell>
          <table:table-cell table:style-name="ce24" office:value-type="float" office:value="-0.9" calcext:value-type="float">
            <text:p>-0.9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0.1" calcext:value-type="float">
            <text:p>0.1</text:p>
          </table:table-cell>
          <table:table-cell table:style-name="ce19" office:value-type="float" office:value="-0.4" calcext:value-type="float">
            <text:p>-0.4</text:p>
          </table:table-cell>
          <table:table-cell/>
          <table:table-cell table:style-name="ce5" office:value-type="float" office:value="0.6" calcext:value-type="float">
            <text:p>0.6</text:p>
          </table:table-cell>
          <table:table-cell/>
          <table:table-cell table:style-name="ce82" office:value-type="float" office:value="0.26" calcext:value-type="float">
            <text:p>0.26</text:p>
          </table:table-cell>
          <table:table-cell table:style-name="ce7" office:value-type="float" office:value="0.254295532626391" calcext:value-type="float">
            <text:p>0.254296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1" table:number-columns-repeated="2"/>
          <table:table-cell/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number-matrix-columns-spanned="1" table:number-matrix-rows-spanned="2" table:formula="of:=[.B5:.B6]" office:value-type="float" office:value="-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number-matrix-columns-spanned="1" table:number-matrix-rows-spanned="3" table:formula="of:=[.C5:.C7]" office:value-type="float" office:value="-0.7" calcext:value-type="float">
            <text:p>-0.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5"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9" table:number-rows-spanned="1">
            <text:p>BACKWARD</text:p>
          </table:table-cell>
          <table:covered-table-cell table:number-columns-repeated="3"/>
          <table:covered-table-cell table:style-name="Default"/>
          <table:covered-table-cell table:number-columns-repeated="14"/>
          <table:table-cell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/>
          <table:table-cell table:style-name="ce3" office:value-type="string" calcext:value-type="string">
            <text:p>∇C</text:p>
          </table:table-cell>
          <table:table-cell/>
          <table:table-cell table:style-name="ce79" office:value-type="string" calcext:value-type="string" table:number-columns-spanned="9" table:number-rows-spanned="1">
            <text:p><text:span text:style-name="T4">∇</text:span>W</text:p>
          </table:table-cell>
          <table:covered-table-cell table:number-columns-repeated="8"/>
          <table:table-cell/>
          <table:table-cell table:style-name="ce35" office:value-type="string" calcext:value-type="string">
            <text:p><text:span text:style-name="T4">∇</text:span>B</text:p>
          </table:table-cell>
          <table:table-cell/>
          <table:table-cell table:style-name="ce35" office:value-type="string" calcext:value-type="string">
            <text:p><text:span text:style-name="T4">∇</text:span>O</text:p>
          </table:table-cell>
          <table:table-cell table:style-name="ce35" office:value-type="string" calcext:value-type="string">
            <text:p><text:span text:style-name="T2">∇</text:span>tanh(O)</text:p>
          </table:table-cell>
        </table:table-row>
        <table:table-row table:style-name="ro1">
          <table:table-cell table:style-name="ce6" table:number-matrix-columns-spanned="1" table:number-matrix-rows-spanned="4" table:formula="of:=[.E17:.E20]" office:value-type="float" office:value="0.370023555296573" calcext:value-type="float">
            <text:p>0.370024</text:p>
          </table:table-cell>
          <table:table-cell table:style-name="ce6" table:number-matrix-columns-spanned="1" table:number-matrix-rows-spanned="2" table:formula="of:=[.E21:.E22]" office:value-type="float" office:value="-0.40623374094561" calcext:value-type="float">
            <text:p>-0.406234</text:p>
          </table:table-cell>
          <table:table-cell table:style-name="ce6" table:number-matrix-columns-spanned="1" table:number-matrix-rows-spanned="3" table:formula="of:=[.E23:.E25]" office:value-type="float" office:value="-0.0647564449877116" calcext:value-type="float">
            <text:p>-0.064756</text:p>
          </table:table-cell>
          <table:table-cell/>
          <table:table-cell table:style-name="ce27" table:number-matrix-columns-spanned="1" table:number-matrix-rows-spanned="9" table:formula="of:=MMULT(TRANSPOSE([.G5:.O7]);[.S17:.S19])" office:value-type="float" office:value="0.370023555296573" calcext:value-type="float">
            <text:p>0.370024</text:p>
          </table:table-cell>
          <table:table-cell/>
          <table:table-cell table:style-name="ce14" table:number-matrix-columns-spanned="9" table:number-matrix-rows-spanned="3" table:formula="of:=MMULT([.S17:.S19];TRANSPOSE([.E5:.E13]))" office:value-type="float" office:value="0.233626171203129" calcext:value-type="float">
            <text:p>0.233626</text:p>
          </table:table-cell>
          <table:table-cell table:style-name="ce25" office:value-type="float" office:value="-0.233626171203129" calcext:value-type="float">
            <text:p>-0.233626</text:p>
          </table:table-cell>
          <table:table-cell table:style-name="ce25" office:value-type="float" office:value="-0.155750780802086" calcext:value-type="float">
            <text:p>-0.155751</text:p>
          </table:table-cell>
          <table:table-cell table:style-name="ce25" office:value-type="float" office:value="-0.0259584634670143" calcext:value-type="float">
            <text:p>-0.025958</text:p>
          </table:table-cell>
          <table:table-cell table:style-name="ce25" office:value-type="float" office:value="0" calcext:value-type="float">
            <text:p>0.000000</text:p>
          </table:table-cell>
          <table:table-cell table:style-name="ce25" office:value-type="float" office:value="-0.129792317335072" calcext:value-type="float">
            <text:p>-0.129792</text:p>
          </table:table-cell>
          <table:table-cell table:style-name="ce25" office:value-type="float" office:value="0.1817092442691" calcext:value-type="float">
            <text:p>0.181709</text:p>
          </table:table-cell>
          <table:table-cell table:style-name="ce25" office:value-type="float" office:value="0.1817092442691" calcext:value-type="float">
            <text:p>0.181709</text:p>
          </table:table-cell>
          <table:table-cell table:style-name="ce20" office:value-type="float" office:value="-0.207667707736115" calcext:value-type="float">
            <text:p>-0.207668</text:p>
          </table:table-cell>
          <table:table-cell/>
          <table:table-cell table:style-name="ce27" table:number-matrix-columns-spanned="1" table:number-matrix-rows-spanned="3" table:formula="of:=[.S17:.S19]" office:value-type="float" office:value="-0.259584634670143" calcext:value-type="float">
            <text:p>-0.259585</text:p>
          </table:table-cell>
          <table:table-cell table:style-name="ce78"/>
          <table:table-cell table:style-name="ce27" table:number-matrix-columns-spanned="1" table:number-matrix-rows-spanned="3" table:formula="of:=[.T17:.T19]*(1-[.T5:.T7]^2)" office:value-type="float" office:value="-0.259584634670143" calcext:value-type="float">
            <text:p>-0.259585</text:p>
          </table:table-cell>
          <table:table-cell table:style-name="ce4" office:value-type="float" office:value="-0.7" calcext:value-type="float">
            <text:p>-0.7</text:p>
          </table:table-cell>
        </table:table-row>
        <table:table-row table:style-name="ro1">
          <table:table-cell table:style-name="ce11" office:value-type="float" office:value="0.421940482230602" calcext:value-type="float">
            <text:p>0.421940</text:p>
          </table:table-cell>
          <table:table-cell table:style-name="ce7" office:value-type="float" office:value="0.0849876924475066" calcext:value-type="float">
            <text:p>0.084988</text:p>
          </table:table-cell>
          <table:table-cell table:style-name="ce11" office:value-type="float" office:value="0.132424502182539" calcext:value-type="float">
            <text:p>0.132425</text:p>
          </table:table-cell>
          <table:table-cell/>
          <table:table-cell table:style-name="ce11" office:value-type="float" office:value="0.421940482230602" calcext:value-type="float">
            <text:p>0.421940</text:p>
          </table:table-cell>
          <table:table-cell/>
          <table:table-cell table:style-name="ce32" office:value-type="float" office:value="0.0731626449700055" calcext:value-type="float">
            <text:p>0.073163</text:p>
          </table:table-cell>
          <table:table-cell table:style-name="ce8" office:value-type="float" office:value="-0.0731626449700055" calcext:value-type="float">
            <text:p>-0.073163</text:p>
          </table:table-cell>
          <table:table-cell table:style-name="ce8" office:value-type="float" office:value="-0.0487750966466703" calcext:value-type="float">
            <text:p>-0.048775</text:p>
          </table:table-cell>
          <table:table-cell table:style-name="ce8" office:value-type="float" office:value="-0.00812918277444505" calcext:value-type="float">
            <text:p>-0.008129</text:p>
          </table:table-cell>
          <table:table-cell table:style-name="ce8" office:value-type="float" office:value="0" calcext:value-type="float">
            <text:p>0.000000</text:p>
          </table:table-cell>
          <table:table-cell table:style-name="ce8" office:value-type="float" office:value="-0.0406459138722253" calcext:value-type="float">
            <text:p>-0.040646</text:p>
          </table:table-cell>
          <table:table-cell table:style-name="ce8" office:value-type="float" office:value="0.0569042794211154" calcext:value-type="float">
            <text:p>0.056904</text:p>
          </table:table-cell>
          <table:table-cell table:style-name="ce8" office:value-type="float" office:value="0.0569042794211154" calcext:value-type="float">
            <text:p>0.056904</text:p>
          </table:table-cell>
          <table:table-cell table:style-name="ce34" office:value-type="float" office:value="-0.0650334621955604" calcext:value-type="float">
            <text:p>-0.065033</text:p>
          </table:table-cell>
          <table:table-cell/>
          <table:table-cell table:style-name="ce11" office:value-type="float" office:value="-0.0812918277444505" calcext:value-type="float">
            <text:p>-0.081292</text:p>
          </table:table-cell>
          <table:table-cell table:style-name="ce78"/>
          <table:table-cell table:style-name="ce11" office:value-type="float" office:value="-0.0812918277444505" calcext:value-type="float">
            <text:p>-0.081292</text:p>
          </table:table-cell>
          <table:table-cell table:style-name="ce10" office:value-type="float" office:value="-0.8" calcext:value-type="float">
            <text:p>-0.8</text:p>
          </table:table-cell>
        </table:table-row>
        <table:table-row table:style-name="ro1">
          <table:table-cell table:style-name="ce11" office:value-type="float" office:value="-0.113533951786181" calcext:value-type="float">
            <text:p>-0.113534</text:p>
          </table:table-cell>
          <table:table-cell table:style-name="ce8"/>
          <table:table-cell table:style-name="ce7" office:value-type="float" office:value="0.0497919773746517" calcext:value-type="float">
            <text:p>0.049792</text:p>
          </table:table-cell>
          <table:table-cell/>
          <table:table-cell table:style-name="ce11" office:value-type="float" office:value="-0.113533951786181" calcext:value-type="float">
            <text:p>-0.113534</text:p>
          </table:table-cell>
          <table:table-cell/>
          <table:table-cell table:style-name="ce15" office:value-type="float" office:value="-0.50508024232658" calcext:value-type="float">
            <text:p>-0.505080</text:p>
          </table:table-cell>
          <table:table-cell table:style-name="ce26" office:value-type="float" office:value="0.50508024232658" calcext:value-type="float">
            <text:p>0.505080</text:p>
          </table:table-cell>
          <table:table-cell table:style-name="ce26" office:value-type="float" office:value="0.336720161551054" calcext:value-type="float">
            <text:p>0.336720</text:p>
          </table:table-cell>
          <table:table-cell table:style-name="ce26" office:value-type="float" office:value="0.0561200269251756" calcext:value-type="float">
            <text:p>0.056120</text:p>
          </table:table-cell>
          <table:table-cell table:style-name="ce26" office:value-type="float" office:value="0" calcext:value-type="float">
            <text:p>0.000000</text:p>
          </table:table-cell>
          <table:table-cell table:style-name="ce26" office:value-type="float" office:value="0.280600134625878" calcext:value-type="float">
            <text:p>0.280600</text:p>
          </table:table-cell>
          <table:table-cell table:style-name="ce26" office:value-type="float" office:value="-0.392840188476229" calcext:value-type="float">
            <text:p>-0.392840</text:p>
          </table:table-cell>
          <table:table-cell table:style-name="ce26" office:value-type="float" office:value="-0.392840188476229" calcext:value-type="float">
            <text:p>-0.392840</text:p>
          </table:table-cell>
          <table:table-cell table:style-name="ce21" office:value-type="float" office:value="0.448960215401405" calcext:value-type="float">
            <text:p>0.448960</text:p>
          </table:table-cell>
          <table:table-cell/>
          <table:table-cell table:style-name="ce7" office:value-type="float" office:value="0.561200269251756" calcext:value-type="float">
            <text:p>0.561200</text:p>
          </table:table-cell>
          <table:table-cell table:style-name="ce78"/>
          <table:table-cell table:style-name="ce7" office:value-type="float" office:value="0.561200269251756" calcext:value-type="float">
            <text:p>0.561200</text:p>
          </table:table-cell>
          <table:table-cell table:style-name="ce5" office:value-type="float" office:value="0.6" calcext:value-type="float">
            <text:p>0.6</text:p>
          </table:table-cell>
        </table:table-row>
        <table:table-row table:style-name="ro1">
          <table:table-cell table:style-name="ce7" office:value-type="float" office:value="-0.236258356050597" calcext:value-type="float">
            <text:p>-0.236258</text:p>
          </table:table-cell>
          <table:table-cell table:style-name="ce16" table:number-columns-repeated="2"/>
          <table:table-cell/>
          <table:table-cell table:style-name="ce11" office:value-type="float" office:value="-0.236258356050597" calcext:value-type="float">
            <text:p>-0.236258</text:p>
          </table:table-cell>
          <table:table-cell table:number-columns-repeated="15"/>
        </table:table-row>
        <table:table-row table:style-name="ro1">
          <table:table-cell table:style-name="ce78" table:number-columns-repeated="3"/>
          <table:table-cell/>
          <table:table-cell table:style-name="ce11" office:value-type="float" office:value="-0.40623374094561" calcext:value-type="float">
            <text:p>-0.40623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0.0849876924475066" calcext:value-type="float">
            <text:p>0.08498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-0.0647564449877116" calcext:value-type="float">
            <text:p>-0.0647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0.132424502182539" calcext:value-type="float">
            <text:p>0.13242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office:value-type="float" office:value="0.0497919773746517" calcext:value-type="float">
            <text:p>0.049792</text:p>
          </table:table-cell>
          <table:table-cell table:number-columns-repeated="15"/>
        </table:table-row>
      </table:table>
      <table:table table:name="Sum" table:style-name="ta1">
        <table:table-column table:style-name="co4" table:number-columns-repeated="6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FORWARD</text:p>
          </table:table-cell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 table:number-matrix-columns-spanned="1" table:number-matrix-rows-spanned="3" table:formula="of:=[.A5:.A7]+[.B5:.B7]+[.C5:.C7]+[.D5:.D7]" office:value-type="float" office:value="-1.1" calcext:value-type="float">
            <text:p>-1.1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/>
          <table:table-cell table:style-name="ce10" office:value-type="float" office:value="0.3" calcext:value-type="float">
            <text:p>0.3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5" office:value-type="float" office:value="0.1" calcext:value-type="float">
            <text:p>0.1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BACKWARD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 table:style-name="ce3" office:value-type="string" calcext:value-type="string">
            <text:p><text:span text:style-name="T2">∇</text:span>I<text:span text:style-name="T1">4</text:span></text:p>
          </table:table-cell>
          <table:table-cell/>
          <table:table-cell table:style-name="ce3" office:value-type="string" calcext:value-type="string">
            <text:p><text:span text:style-name="T2">∇</text:span>O</text:p>
          </table:table-cell>
        </table:table-row>
        <table:table-row table:style-name="ro1"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4" table:number-matrix-columns-spanned="1" table:number-matrix-rows-spanned="3" table:formula="of:=[.F13:.F15]" office:value-type="float" office:value="-1" calcext:value-type="float">
            <text:p>-1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/>
          <table:table-cell table:style-name="ce10" office:value-type="float" office:value="-0.2" calcext:value-type="float">
            <text:p>-0.2</text:p>
          </table:table-cell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/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table:style-name="ce1"/>
        </table:table-row>
      </table:table>
      <table:table table:name="Avg" table:style-name="ta1">
        <table:table-column table:style-name="co4" table:number-columns-repeated="6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FORWARD</text:p>
          </table:table-cell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 table:number-matrix-columns-spanned="1" table:number-matrix-rows-spanned="3" table:formula="of:=([.A5:.A7]+[.B5:.B7]+[.C5:.C7]+[.D5:.D7])/4" office:value-type="float" office:value="-0.275" calcext:value-type="float">
            <text:p>-0.275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/>
          <table:table-cell table:style-name="ce10" office:value-type="float" office:value="0.075" calcext:value-type="float">
            <text:p>0.075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5" office:value-type="float" office:value="0.025" calcext:value-type="float">
            <text:p>0.025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BACKWARD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 table:style-name="ce3" office:value-type="string" calcext:value-type="string">
            <text:p><text:span text:style-name="T2">∇</text:span>I<text:span text:style-name="T1">4</text:span></text:p>
          </table:table-cell>
          <table:table-cell/>
          <table:table-cell table:style-name="ce3" office:value-type="string" calcext:value-type="string">
            <text:p><text:span text:style-name="T2">∇</text:span>O</text:p>
          </table:table-cell>
        </table:table-row>
        <table:table-row table:style-name="ro1"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/>
          <table:table-cell table:style-name="ce10" office:value-type="float" office:value="-0.2" calcext:value-type="float">
            <text:p>-0.2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table:style-name="ce1"/>
        </table:table-row>
      </table:table>
      <table:table table:name="Product" table:style-name="ta1">
        <table:table-column table:style-name="co1" table:number-columns-repeated="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3"/>
        </table:table-row>
        <table:table-row table:style-name="ro1">
          <table:table-cell table:style-name="ce2" office:value-type="string" calcext:value-type="string" table:number-columns-spanned="7" table:number-rows-spanned="1">
            <text:p>FORWARD</text:p>
          </table:table-cell>
          <table:covered-table-cell table:number-columns-repeated="6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 table:style-name="ce3" office:value-type="string" calcext:value-type="string">
            <text:p>I<text:span text:style-name="T1">5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/>
          <table:table-cell table:style-name="ce41" table:number-matrix-columns-spanned="1" table:number-matrix-rows-spanned="3" table:formula="of:=[.A5:.A7]*[.B5:.B7]*[.C5:.C7]*[.D5:.D7]*[.E5:.E7]" office:value-type="float" office:value="-0" calcext:value-type="float">
            <text:p>0.00000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 table:style-name="ce10" office:value-type="float" office:value="-0.9" calcext:value-type="float">
            <text:p>-0.9</text:p>
          </table:table-cell>
          <table:table-cell/>
          <table:table-cell table:style-name="ce39" office:value-type="float" office:value="-0.1134" calcext:value-type="float">
            <text:p>-0.11340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40" office:value-type="float" office:value="-0.096" calcext:value-type="float">
            <text:p>-0.09600</text:p>
          </table:table-cell>
        </table:table-row>
        <table:table-row table:style-name="ro1"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BACKWARD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 table:style-name="ce3" office:value-type="string" calcext:value-type="string">
            <text:p><text:span text:style-name="T2">∇</text:span>I<text:span text:style-name="T1">4</text:span></text:p>
          </table:table-cell>
          <table:table-cell table:style-name="ce3" office:value-type="string" calcext:value-type="string">
            <text:p><text:span text:style-name="T2">∇</text:span>I<text:span text:style-name="T1">5</text:span></text:p>
          </table:table-cell>
          <table:table-cell/>
          <table:table-cell table:style-name="ce35" office:value-type="string" calcext:value-type="string">
            <text:p><text:span text:style-name="T2">∇</text:span>O</text:p>
          </table:table-cell>
        </table:table-row>
        <table:table-row table:style-name="ro1">
          <table:table-cell table:style-name="ce38" table:number-matrix-columns-spanned="1" table:number-matrix-rows-spanned="3" table:formula="of:=[.G13:.G15]*[.B5:.B7]*[.C5:.C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3:.G15]*[.A5:.A7]*[.C5:.C7]*[.D5:.D7]*[.E5:.E7]" office:value-type="float" office:value="0.11025" calcext:value-type="float">
            <text:p>0.11025</text:p>
          </table:table-cell>
          <table:table-cell table:style-name="ce38" table:number-matrix-columns-spanned="1" table:number-matrix-rows-spanned="3" table:formula="of:=[.G13:.G15]*[.A5:.A7]*[.B5:.B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3:.G15]*[.A5:.A7]*[.B5:.B7]*[.C5:.C7]*[.E5:.E7]" office:value-type="float" office:value="-0" calcext:value-type="float">
            <text:p>0.00000</text:p>
          </table:table-cell>
          <table:table-cell table:style-name="ce38" table:number-matrix-columns-spanned="1" table:number-matrix-rows-spanned="3" table:formula="of:=[.G13:.G15]*[.A5:.A7]*[.B5:.B7]*[.C5:.C7]*[.D5:.D7]" office:value-type="float" office:value="-0" calcext:value-type="float">
            <text:p>0.00000</text:p>
          </table:table-cell>
          <table:table-cell/>
          <table:table-cell table:style-name="ce4" office:value-type="float" office:value="0.7" calcext:value-type="float">
            <text:p>0.7</text:p>
          </table:table-cell>
        </table:table-row>
        <table:table-row table:style-name="ro1">
          <table:table-cell table:style-name="ce39" office:value-type="float" office:value="0.063" calcext:value-type="float">
            <text:p>0.06300</text:p>
          </table:table-cell>
          <table:table-cell table:style-name="ce39" office:value-type="float" office:value="0.1134" calcext:value-type="float">
            <text:p>0.11340</text:p>
          </table:table-cell>
          <table:table-cell table:style-name="ce39" office:value-type="float" office:value="-0.081" calcext:value-type="float">
            <text:p>-0.08100</text:p>
          </table:table-cell>
          <table:table-cell table:style-name="ce39" office:value-type="float" office:value="-0.14175" calcext:value-type="float">
            <text:p>-0.14175</text:p>
          </table:table-cell>
          <table:table-cell table:style-name="ce39" office:value-type="float" office:value="-0.063" calcext:value-type="float">
            <text:p>-0.06300</text:p>
          </table:table-cell>
          <table:table-cell/>
          <table:table-cell table:style-name="ce10" office:value-type="float" office:value="-0.5" calcext:value-type="float">
            <text:p>-0.5</text:p>
          </table:table-cell>
        </table:table-row>
        <table:table-row table:style-name="ro1">
          <table:table-cell table:style-name="ce40" office:value-type="float" office:value="0.128" calcext:value-type="float">
            <text:p>0.12800</text:p>
          </table:table-cell>
          <table:table-cell table:style-name="ce40" office:value-type="float" office:value="-0.1536" calcext:value-type="float">
            <text:p>-0.15360</text:p>
          </table:table-cell>
          <table:table-cell table:style-name="ce40" office:value-type="float" office:value="0.096" calcext:value-type="float">
            <text:p>0.09600</text:p>
          </table:table-cell>
          <table:table-cell table:style-name="ce40" office:value-type="float" office:value="-0.096" calcext:value-type="float">
            <text:p>-0.09600</text:p>
          </table:table-cell>
          <table:table-cell table:style-name="ce40" office:value-type="float" office:value="-0.1536" calcext:value-type="float">
            <text:p>-0.15360</text:p>
          </table:table-cell>
          <table:table-cell/>
          <table:table-cell table:style-name="ce5" office:value-type="float" office:value="-0.8" calcext:value-type="float">
            <text:p>-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number:number-style style:name="N150">
      <number:number number:decimal-places="17" loext:min-decimal-places="17" number:min-integer-digits="1"/>
    </number:number-style>
    <number:number-style style:name="N151">
      <number:number number:decimal-places="18" loext:min-decimal-places="18" number:min-integer-digits="1"/>
    </number:number-style>
    <number:number-style style:name="N152">
      <number:number number:decimal-places="19" loext:min-decimal-places="19" number:min-integer-digits="1"/>
    </number:number-style>
    <number:number-style style:name="N153">
      <number:number number:decimal-places="20" loext:min-decimal-places="2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6:49:59.908068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7:11:01.741702271</meta:creation-date>
    <meta:generator>LibreOffice/6.0.7.3$Linux_X86_64 LibreOffice_project/00m0$Build-3</meta:generator>
    <dc:date>2020-04-07T17:23:38.645469305</dc:date>
    <meta:editing-duration>PT1H3M44S</meta:editing-duration>
    <meta:editing-cycles>9</meta:editing-cycles>
    <meta:document-statistic meta:table-count="7" meta:cell-count="464" meta:object-count="0"/>
  </office:meta>
</office:document-meta>
</file>